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b66c" fo:border="0.74pt solid #000000"/>
    </style:style>
    <style:style style:name="ce3" style:family="table-cell" style:parent-style-name="Default">
      <style:table-cell-properties fo:border="0.74pt solid #000000"/>
    </style:style>
    <style:style style:name="ce5" style:family="table-cell" style:parent-style-name="Default" style:data-style-name="N105">
      <style:table-cell-properties fo:background-color="#ffb66c"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decimal-number() and cell-content()=10" table:allow-empty-cell="true" table:base-cell-address="Hoja1.D6">
          <table:error-message table:message-type="stop" table:display="true"/>
        </table:content-validation>
      </table:content-validations>
      <table:table table:name="Hoja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11" table:default-cell-style-name="ce8"/>
        <table:table-column table:style-name="co1" table:default-cell-style-name="ce9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ce1" office:value-type="string" calcext:value-type="string" table:number-columns-spanned="14" table:number-rows-spanned="1">
            <text:p>Quadern del Professor</text:p>
          </table:table-cell>
          <table:covered-table-cell table:number-columns-repeated="13" table:style-name="ce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lumnat</text:p>
          </table:table-cell>
          <table:covered-table-cell table:style-name="ce2"/>
          <table:table-cell table:style-name="ce1" office:value-type="string" calcext:value-type="string" table:number-columns-spanned="3" table:number-rows-spanned="1">
            <text:p>Practiques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Examens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Treball</text:p>
          </table:table-cell>
          <table:covered-table-cell table:style-name="ce2"/>
          <table:table-cell table:style-name="ce1" office:value-type="string" calcext:value-type="string" table:number-columns-spanned="1" table:number-rows-spanned="3">
            <text:p>Nota Final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ognoms</text:p>
          </table:table-cell>
          <table:table-cell table:style-name="ce1" office:value-type="string" calcext:value-type="string" table:number-columns-spanned="1" table:number-rows-spanned="2">
            <text:p>Nom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A Casa</text:p>
          </table:table-cell>
          <table:table-cell table:style-name="ce2" office:value-type="string" calcext:value-type="string">
            <text:p>A classe</text:p>
          </table:table-cell>
          <table:covered-table-cell table:style-name="ce2"/>
        </table:table-row>
        <table:table-row table:style-name="ro1">
          <table:table-cell/>
          <table:covered-table-cell table:number-columns-repeated="2" table:style-name="ce2"/>
          <table:table-cell table:style-name="ce5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 table:style-name="ce2"/>
          <table:table-cell table:style-name="ce5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 table:style-name="ce2"/>
          <table:table-cell table:style-name="ce5" office:value-type="percentage" office:value="0.5" calcext:value-type="percentage" table:number-columns-spanned="3" table:number-rows-spanned="1">
            <text:p>50,00 %</text:p>
          </table:table-cell>
          <table:covered-table-cell table:number-columns-repeated="2" table:style-name="ce2"/>
          <table:table-cell table:style-name="ce5" office:value-type="percentage" office:value="0.1" calcext:value-type="percentage" table:number-columns-spanned="2" table:number-rows-spanned="1">
            <text:p>10,00 %</text:p>
          </table:table-cell>
          <table:covered-table-cell table:number-columns-repeated="2" table:style-name="ce2"/>
        </table:table-row>
        <table:table-row table:style-name="ro1">
          <table:table-cell/>
          <table:table-cell office:value-type="string" calcext:value-type="string">
            <text:p>Achboune</text:p>
          </table:table-cell>
          <table:table-cell office:value-type="string" calcext:value-type="string">
            <text:p>Ayoub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office:value-type="float" office:value="2.5" calcext:value-type="float">
            <text:p>2,5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0.5" calcext:value-type="float">
            <text:p>0,5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table:formula="of:=(([.D6]+[.E6]+[.F6])/3)*[.$D5] + (([.G6]+[.H6]+[.I6])/3)*[.$G5]+(([.J6]+[.K6]+[.L6])/3)*[.$J5]+(([.M6]+[.N6])/2)*[.$M5]" office:value-type="float" office:value="3.6" calcext:value-type="float">
            <text:p>3,60</text:p>
          </table:table-cell>
        </table:table-row>
        <table:table-row table:style-name="ro1">
          <table:table-cell/>
          <table:table-cell office:value-type="string" calcext:value-type="string">
            <text:p>Zapata</text:p>
          </table:table-cell>
          <table:table-cell office:value-type="string" calcext:value-type="string">
            <text:p>Xavier Leiner</text:p>
          </table:table-cell>
          <table:table-cell table:content-validation-name="val1" office:value-type="float" office:value="0" calcext:value-type="float">
            <text:p>0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table:formula="of:=(([.D7]+[.E7]+[.F7])/3)*[.$D5] + (([.G7]+[.H7]+[.I7])/3)*[.$G5]+(([.J7]+[.K7]+[.L7])/3)*[.$J5]+(([.M7]+[.N7])/2)*[.$M5]" office:value-type="float" office:value="3.55" calcext:value-type="float">
            <text:p>3,55</text:p>
          </table:table-cell>
        </table:table-row>
        <table:table-row table:style-name="ro1">
          <table:table-cell/>
          <table:table-cell office:value-type="string" calcext:value-type="string">
            <text:p>Barcelo</text:p>
          </table:table-cell>
          <table:table-cell office:value-type="string" calcext:value-type="string">
            <text:p>David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8" calcext:value-type="float">
            <text:p>8</text:p>
          </table:table-cell>
          <table:table-cell table:number-columns-repeated="2" table:content-validation-name="val1" office:value-type="float" office:value="9" calcext:value-type="float">
            <text:p>9</text:p>
          </table:table-cell>
          <table:table-cell table:content-validation-name="val1" office:value-type="float" office:value="7" calcext:value-type="float">
            <text:p>7</text:p>
          </table:table-cell>
          <table:table-cell table:number-columns-repeated="2" table:content-validation-name="val1" office:value-type="float" office:value="8" calcext:value-type="float">
            <text:p>8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9" calcext:value-type="float">
            <text:p>9</text:p>
          </table:table-cell>
          <table:table-cell table:number-columns-repeated="2" table:content-validation-name="val1" office:value-type="float" office:value="10" calcext:value-type="float">
            <text:p>10</text:p>
          </table:table-cell>
          <table:table-cell table:content-validation-name="val1" table:formula="of:=(([.D8]+[.E8]+[.F8])/3)*[.$D5] + (([.G8]+[.H8]+[.I8])/3)*[.$G5]+(([.J8]+[.K8]+[.L8])/3)*[.$J5]+(([.M8]+[.N8])/2)*[.$M5]" office:value-type="float" office:value="8.2" calcext:value-type="float">
            <text:p>8,20</text:p>
          </table:table-cell>
        </table:table-row>
        <table:table-row table:style-name="ro1">
          <table:table-cell/>
          <table:table-cell office:value-type="string" calcext:value-type="string">
            <text:p>Barber</text:p>
          </table:table-cell>
          <table:table-cell office:value-type="string" calcext:value-type="string">
            <text:p>Jordi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3.5" calcext:value-type="float">
            <text:p>3,5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1.5" calcext:value-type="float">
            <text:p>1,5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table:formula="of:=(([.D9]+[.E9]+[.F9])/3)*[.$D5] + (([.G9]+[.H9]+[.I9])/3)*[.$G5]+(([.J9]+[.K9]+[.L9])/3)*[.$J5]+(([.M9]+[.N9])/2)*[.$M5]" office:value-type="float" office:value="5.1" calcext:value-type="float">
            <text:p>5,10</text:p>
          </table:table-cell>
        </table:table-row>
        <table:table-row table:style-name="ro1">
          <table:table-cell/>
          <table:table-cell office:value-type="string" calcext:value-type="string">
            <text:p>Barcelo</text:p>
          </table:table-cell>
          <table:table-cell office:value-type="string" calcext:value-type="string">
            <text:p>Hugo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table:formula="of:=(([.D10]+[.E10]+[.F10])/3)*[.$D5] + (([.G10]+[.H10]+[.I10])/3)*[.$G5]+(([.J10]+[.K10]+[.L10])/3)*[.$J5]+(([.M10]+[.N10])/2)*[.$M5]" office:value-type="float" office:value="4.55" calcext:value-type="float">
            <text:p>4,55</text:p>
          </table:table-cell>
        </table:table-row>
        <table:table-row table:style-name="ro1">
          <table:table-cell/>
          <table:table-cell office:value-type="string" calcext:value-type="string">
            <text:p>Franco</text:p>
          </table:table-cell>
          <table:table-cell office:value-type="string" calcext:value-type="string">
            <text:p>Ian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10" calcext:value-type="float">
            <text:p>10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10" calcext:value-type="float">
            <text:p>10</text:p>
          </table:table-cell>
          <table:table-cell table:number-columns-repeated="2" table:content-validation-name="val1" office:value-type="float" office:value="7" calcext:value-type="float">
            <text:p>7</text:p>
          </table:table-cell>
          <table:table-cell table:content-validation-name="val1" table:formula="of:=(([.D11]+[.E11]+[.F11])/3)*[.$D5] + (([.G11]+[.H11]+[.I11])/3)*[.$G5]+(([.J11]+[.K11]+[.L11])/3)*[.$J5]+(([.M11]+[.N11])/2)*[.$M5]" office:value-type="float" office:value="8.26666666666667" calcext:value-type="float">
            <text:p>8,27</text:p>
          </table:table-cell>
        </table:table-row>
        <table:table-row table:style-name="ro1">
          <table:table-cell/>
          <table:table-cell office:value-type="string" calcext:value-type="string">
            <text:p>Fernandez</text:p>
          </table:table-cell>
          <table:table-cell office:value-type="string" calcext:value-type="string">
            <text:p>Isaac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4.5" calcext:value-type="float">
            <text:p>4,5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2.5" calcext:value-type="float">
            <text:p>2,5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table:formula="of:=(([.D12]+[.E12]+[.F12])/3)*[.$D5] + (([.G12]+[.H12]+[.I12])/3)*[.$G5]+(([.J12]+[.K12]+[.L12])/3)*[.$J5]+(([.M12]+[.N12])/2)*[.$M5]" office:value-type="float" office:value="5.73333333333333" calcext:value-type="float">
            <text:p>5,73</text:p>
          </table:table-cell>
        </table:table-row>
        <table:table-row table:style-name="ro1">
          <table:table-cell/>
          <table:table-cell office:value-type="string" calcext:value-type="string">
            <text:p>Solis</text:p>
          </table:table-cell>
          <table:table-cell office:value-type="string" calcext:value-type="string">
            <text:p>Fabrizio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table:formula="of:=(([.D13]+[.E13]+[.F13])/3)*[.$D5] + (([.G13]+[.H13]+[.I13])/3)*[.$G5]+(([.J13]+[.K13]+[.L13])/3)*[.$J5]+(([.M13]+[.N13])/2)*[.$M5]" office:value-type="float" office:value="5.55" calcext:value-type="float">
            <text:p>5,55</text:p>
          </table:table-cell>
        </table:table-row>
        <table:table-row table:style-name="ro1">
          <table:table-cell/>
          <table:table-cell office:value-type="string" calcext:value-type="string">
            <text:p>Triay</text:p>
          </table:table-cell>
          <table:table-cell office:value-type="string" calcext:value-type="string">
            <text:p>Marc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10" calcext:value-type="float">
            <text:p>10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" calcext:value-type="float">
            <text:p>9</text:p>
          </table:table-cell>
          <table:table-cell table:number-columns-repeated="3" table:content-validation-name="val1" office:value-type="float" office:value="7" calcext:value-type="float">
            <text:p>7</text:p>
          </table:table-cell>
          <table:table-cell table:content-validation-name="val1" table:formula="of:=(([.D14]+[.E14]+[.F14])/3)*[.$D5] + (([.G14]+[.H14]+[.I14])/3)*[.$G5]+(([.J14]+[.K14]+[.L14])/3)*[.$J5]+(([.M14]+[.N14])/2)*[.$M5]" office:value-type="float" office:value="8.03333333333333" calcext:value-type="float">
            <text:p>8,03</text:p>
          </table:table-cell>
        </table:table-row>
        <table:table-row table:style-name="ro1">
          <table:table-cell/>
          <table:table-cell office:value-type="string" calcext:value-type="string">
            <text:p>Olives</text:p>
          </table:table-cell>
          <table:table-cell office:value-type="string" calcext:value-type="string">
            <text:p>Clara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.5" calcext:value-type="float">
            <text:p>5,5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3.5" calcext:value-type="float">
            <text:p>3,5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table:formula="of:=(([.D15]+[.E15]+[.F15])/3)*[.$D5] + (([.G15]+[.H15]+[.I15])/3)*[.$G5]+(([.J15]+[.K15]+[.L15])/3)*[.$J5]+(([.M15]+[.N15])/2)*[.$M5]" office:value-type="float" office:value="6.23333333333333" calcext:value-type="float">
            <text:p>6,23</text:p>
          </table:table-cell>
        </table:table-row>
        <table:table-row table:style-name="ro1">
          <table:table-cell/>
          <table:table-cell office:value-type="string" calcext:value-type="string">
            <text:p>Azaroual</text:p>
          </table:table-cell>
          <table:table-cell office:value-type="string" calcext:value-type="string">
            <text:p>Anas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table:formula="of:=(([.D16]+[.E16]+[.F16])/3)*[.$D5] + (([.G16]+[.H16]+[.I16])/3)*[.$G5]+(([.J16]+[.K16]+[.L16])/3)*[.$J5]+(([.M16]+[.N16])/2)*[.$M5]" office:value-type="float" office:value="6.01666666666667" calcext:value-type="float">
            <text:p>6,02</text:p>
          </table:table-cell>
        </table:table-row>
        <table:table-row table:style-name="ro1">
          <table:table-cell/>
          <table:table-cell office:value-type="string" calcext:value-type="string">
            <text:p>Grau</text:p>
          </table:table-cell>
          <table:table-cell office:value-type="string" calcext:value-type="string">
            <text:p>Federico</text:p>
          </table:table-cell>
          <table:table-cell table:content-validation-name="val1" office:value-type="float" office:value="10" calcext:value-type="float">
            <text:p>1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3" table:content-validation-name="val1" office:value-type="float" office:value="7" calcext:value-type="float">
            <text:p>7</text:p>
          </table:table-cell>
          <table:table-cell table:content-validation-name="val1" table:formula="of:=(([.D17]+[.E17]+[.F17])/3)*[.$D5] + (([.G17]+[.H17]+[.I17])/3)*[.$G5]+(([.J17]+[.K17]+[.L17])/3)*[.$J5]+(([.M17]+[.N17])/2)*[.$M5]" office:value-type="float" office:value="6.1" calcext:value-type="float">
            <text:p>6,10</text:p>
          </table:table-cell>
        </table:table-row>
        <table:table-row table:style-name="ro1">
          <table:table-cell/>
          <table:table-cell office:value-type="string" calcext:value-type="string">
            <text:p>Magdaleno</text:p>
          </table:table-cell>
          <table:table-cell office:value-type="string" calcext:value-type="string">
            <text:p>Jose Luis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office:value-type="float" office:value="6.5" calcext:value-type="float">
            <text:p>6,5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4.5" calcext:value-type="float">
            <text:p>4,5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4" calcext:value-type="float">
            <text:p>4</text:p>
          </table:table-cell>
          <table:table-cell table:number-columns-repeated="3" table:content-validation-name="val1" office:value-type="float" office:value="7" calcext:value-type="float">
            <text:p>7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table:formula="of:=(([.D18]+[.E18]+[.F18])/3)*[.$D5] + (([.G18]+[.H18]+[.I18])/3)*[.$G5]+(([.J18]+[.K18]+[.L18])/3)*[.$J5]+(([.M18]+[.N18])/2)*[.$M5]" office:value-type="float" office:value="5.66666666666667" calcext:value-type="float">
            <text:p>5,67</text:p>
          </table:table-cell>
        </table:table-row>
        <table:table-row table:style-name="ro1">
          <table:table-cell/>
          <table:table-cell office:value-type="string" calcext:value-type="string">
            <text:p>Martinez</text:p>
          </table:table-cell>
          <table:table-cell office:value-type="string" calcext:value-type="string">
            <text:p>Oscar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10" calcext:value-type="float">
            <text:p>1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5" calcext:value-type="float">
            <text:p>5</text:p>
          </table:table-cell>
          <table:table-cell table:number-columns-repeated="2" table:content-validation-name="val1" office:value-type="float" office:value="7" calcext:value-type="float">
            <text:p>7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table:formula="of:=(([.D19]+[.E19]+[.F19])/3)*[.$D5]+ (([.G19]+[.H19]+[.I19])/3)*[.$G5]+(([.J19]+[.K19]+[.L19])/3)*[.$J5]+(([.M19]+[.N19])/2)*[.$M5]" office:value-type="float" office:value="6.65" calcext:value-type="float">
            <text:p>6,65</text:p>
          </table:table-cell>
        </table:table-row>
        <table:table-row table:style-name="ro1">
          <table:table-cell/>
          <table:table-cell office:value-type="string" calcext:value-type="string">
            <text:p>Monjo</text:p>
          </table:table-cell>
          <table:table-cell office:value-type="string" calcext:value-type="string">
            <text:p>Joan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" calcext:value-type="float">
            <text:p>9</text:p>
          </table:table-cell>
          <table:table-cell table:number-columns-repeated="4" table:content-validation-name="val1" office:value-type="float" office:value="4" calcext:value-type="float">
            <text:p>4</text:p>
          </table:table-cell>
          <table:table-cell table:number-columns-repeated="4" table:content-validation-name="val1" office:value-type="float" office:value="7" calcext:value-type="float">
            <text:p>7</text:p>
          </table:table-cell>
          <table:table-cell table:content-validation-name="val1" table:formula="of:=(([.D20]+[.E20]+[.F20])/3)*[.$D5] + (([.G20]+[.H20]+[.I20])/3)*[.$G5]+(([.J20]+[.K20]+[.L20])/3)*[.$J5]+(([.M20]+[.N20])/2)*[.$M5]" office:value-type="float" office:value="6.7" calcext:value-type="float">
            <text:p>6,70</text:p>
          </table:table-cell>
        </table:table-row>
        <table:table-row table:style-name="ro1">
          <table:table-cell/>
          <table:table-cell office:value-type="string" calcext:value-type="string">
            <text:p>Palliser</text:p>
          </table:table-cell>
          <table:table-cell office:value-type="string" calcext:value-type="string">
            <text:p>Sergi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7.5" calcext:value-type="float">
            <text:p>7,5</text:p>
          </table:table-cell>
          <table:table-cell table:content-validation-name="val1" office:value-type="float" office:value="0" calcext:value-type="float">
            <text:p>0</text:p>
          </table:table-cell>
          <table:table-cell table:content-validation-name="val1" office:value-type="float" office:value="5.5" calcext:value-type="float">
            <text:p>5,5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10" calcext:value-type="float">
            <text:p>10</text:p>
          </table:table-cell>
          <table:table-cell table:content-validation-name="val1" table:formula="of:=(([.D21]+[.E21]+[.F21])/3)*[.$D5] + (([.G21]+[.H21]+[.I21])/3)*[.$G5]+(([.J21]+[.K21]+[.L21])/3)*[.$J5]+(([.M21]+[.N21])/2)*[.$M5]" office:value-type="float" office:value="6.28333333333333" calcext:value-type="float">
            <text:p>6,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number:percentage-style style:name="N105">
      <number:number number:decimal-places="2" number:min-decimal-places="2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1:16:18.401620603</meta:creation-date>
    <dc:date>2024-01-19T09:16:57.887374610</dc:date>
    <meta:editing-duration>PT58M36S</meta:editing-duration>
    <meta:editing-cycles>2</meta:editing-cycles>
    <meta:generator>LibreOffice/7.4.5.1$Windows_X86_64 LibreOffice_project/9c0871452b3918c1019dde9bfac75448afc4b57f</meta:generator>
    <meta:document-statistic meta:table-count="1" meta:cell-count="248" meta:object-count="0"/>
  </office:meta>
</office:document-meta>
</file>